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e5f"/>
    </style:style>
    <style:style style:name="P2" style:family="paragraph" style:parent-style-name="Text_20_body">
      <style:text-properties officeooo:rsid="001bce5f" officeooo:paragraph-rsid="001bce5f"/>
    </style:style>
    <style:style style:name="P3" style:family="paragraph" style:parent-style-name="Text_20_body">
      <style:text-properties officeooo:paragraph-rsid="001bce5f"/>
    </style:style>
    <style:style style:name="P4" style:family="paragraph" style:parent-style-name="Text_20_body">
      <style:paragraph-properties fo:text-align="center" style:justify-single-word="false"/>
      <style:text-properties officeooo:paragraph-rsid="001bce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ff7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cac4f" style:font-weight-asian="bold" style:font-weight-complex="bold"/>
    </style:style>
    <style:style style:name="T5" style:family="text">
      <style:text-properties fo:language="en" fo:country="US" fo:font-weight="bold" officeooo:rsid="001bce5f" style:font-weight-asian="bold" style:font-weight-complex="bold"/>
    </style:style>
    <style:style style:name="T6" style:family="text">
      <style:text-properties fo:language="en" fo:country="US" officeooo:rsid="001cac4f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fff7c" style:font-weight-asian="normal" style:font-weight-complex="normal"/>
    </style:style>
    <style:style style:name="T9" style:family="text">
      <style:text-properties officeooo:rsid="001bce5f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4pt"/>
    </style:style>
    <style:style style:name="T12" style:family="text">
      <style:text-properties style:text-position="super 58%" fo:font-size="12pt"/>
    </style:style>
    <style:style style:name="T13" style:family="text">
      <style:text-properties fo:font-size="14pt"/>
    </style:style>
    <style:style style:name="T14" style:family="text">
      <style:text-properties fo:font-size="12pt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4">Abstract (LHC Machine Learning Workshop, </text:span></text:span><text:span text:style-name="Strong_20_Emphasis"><text:span text:style-name="T3">19May-23May 2025 at CERN</text:span></text:span><text:span text:style-name="Strong_20_Emphasis"><text:span text:style-name="T4">),</text:span></text:span></text:p>
      <text:p text:style-name="P1"><text:a xlink:type="simple" xlink:href="https://indico.cern.ch/event/1502120/" text:style-name="Internet_20_link" text:visited-style-name="Visited_20_Internet_20_Link"><text:span text:style-name="Strong_20_Emphasis"><text:span text:style-name="T5">https://indico.cern.ch/event/1502120/</text:span></text:span></text:a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4"><text:span text:style-name="Strong_20_Emphasis"><text:span text:style-name="T14">Machine Learning-Driven Gamma-Ray Cluster Reconstruction for CALIFA at R</text:span></text:span><text:span text:style-name="Strong_20_Emphasis"><text:span text:style-name="T12">3</text:span></text:span><text:span text:style-name="Strong_20_Emphasis"><text:span text:style-name="T14">B</text:span></text:span><text:span text:style-name="Strong_20_Emphasis"><text:tab/></text:span></text:p>
      <text:p text:style-name="P3"><text:span text:style-name="Strong_20_Emphasis"/></text:p>
      <text:p text:style-name="P3"><text:span text:style-name="Strong_20_Emphasis"><text:span text:style-name="T7">The R³B experiment at FAIR investigates nuclear reactions induced by high-energy radioactive beams. A key detector, the CALIFA calorimeter, with 2528 CsI scintillator crystals, detects gamma rays and light charged particles with high angular resolution and precise Doppler correction. </text:span></text:span></text:p>
      <text:p text:style-name="P3"><text:span text:style-name="Strong_20_Emphasis"><text:span text:style-name="T7">Accurate cluster reconstruction from sparse hit patterns, particularly for gamma rays, is crucial for precise energy determination. </text:span></text:span><text:span text:style-name="Strong_20_Emphasis"><text:span text:style-name="T8">For current data evaluation</text:span></text:span><text:span text:style-name="Strong_20_Emphasis"><text:span text:style-name="T7"> a proprietary algorithm with fixed cluster size and geometric thresholds has been used. To improve clustering performance, this algorithm was compared with widely used machine learning-based clustering techniques, such as Agglomerative Clustering from SciPy, incorporating timing information from CALIFA, which had not been utilized previously. Further enhancements were explored using a Graph Neural Network (GNN).</text:span></text:span></text:p>
      <text:p text:style-name="P3"><text:span text:style-name="Strong_20_Emphasis"><text:span text:style-name="T7">This study presents the methodology and results of this machine learning-driven analysis based on simulated Geant4 data. The findings demonstrate significant improvements in cluster reconstruction accuracy, highlighting the potential of </text:span></text:span><text:span text:style-name="Strong_20_Emphasis"><text:span text:style-name="T15">state-of-the-art machine learning techniques </text:span></text:span><text:span text:style-name="Strong_20_Emphasis"><text:span text:style-name="T7">for high-energy nuclear physics experiments.</text:span></text:span></text:p>
      <text:p text:style-name="P1"><text:span text:style-name="Strong_20_Emphasis"><text:span text:style-name="T7">Supported by BMBF 05P24WO2 and Excellence Cluster Origins.</text:span></text:span></text:p>
      <text:p text:style-name="P2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2:16:14.084588801</meta:creation-date>
    <dc:date>2025-03-29T12:23:47.317953161</dc:date>
    <meta:editing-duration>PT7M34S</meta:editing-duration>
    <meta:editing-cycles>1</meta:editing-cycles>
    <meta:document-statistic meta:table-count="0" meta:image-count="0" meta:object-count="0" meta:page-count="1" meta:paragraph-count="7" meta:word-count="183" meta:character-count="1423" meta:non-whitespace-character-count="1247"/>
    <meta:generator>LibreOffice/7.3.7.2$Linux_X86_64 LibreOffice_project/30$Build-2</meta:generator>
  </office:meta>
</office:document-meta>
</file>